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text-align="justify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officeooo:rsid="00188125" officeooo:paragraph-rsid="00188125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officeooo:paragraph-rsid="00188125" style:font-size-asian="14pt" style:font-size-complex="14pt"/>
    </style:style>
    <style:style style:name="T1" style:family="text">
      <style:text-properties style:font-name="Mono" fo:font-size="14pt" style:font-size-asian="14pt" style:font-size-complex="14pt"/>
    </style:style>
    <style:style style:name="T2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4" style:family="text">
      <style:text-properties officeooo:rsid="001881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19 | 📘 Aula - Estilizando com CSS Modules</text:h>
      <text:p text:style-name="P7"/>
      <text:h text:style-name="P2" text:outline-level="3"><text:bookmark text:name="introdução"/>Introdução</text:h>
      <text:p text:style-name="P8"/>
      <text:p text:style-name="P11">Com a criação de diversos componentes e projetos de maior escala, começa a ficar um pouco difícil lidar com a nomenclatura das classes CSS, e, geralmente, conflitos começam a aparecer.</text:p>
      <text:p text:style-name="P10">Por isso, o React oferece uma forma de isolar a estilização em módulos chamada CSS Modules.</text:p>
      <text:h text:style-name="P3" text:outline-level="3"><text:bookmark text:name="utilizando-css-modules"/>Utilizando CSS Modules</text:h>
      <text:p text:style-name="P10"/>
      <text:p text:style-name="P9"><text:span text:style-name="T1">A utilização do CSS Modules é simples, ao invés de criarmos um arquivo </text:span><text:span text:style-name="Source_20_Text"><text:span text:style-name="T2">.css</text:span></text:span><text:span text:style-name="T1">, criaremos um arquivo </text:span><text:span text:style-name="Source_20_Text"><text:span text:style-name="T2">.module.css</text:span></text:span><text:span text:style-name="T1">.</text:span></text:p>
      <text:p text:style-name="P10">Dentro do arquivo, a sintaxe se mantém a padrão do CSS, como já estamos acostumados. (Com a única mudança que, preferencialmente, utilizaremos camelCase para nomear as classes do .module). </text:p>
      <text:p text:style-name="P10">Segue exemplo:</text:p>
      <text:p text:style-name="P10"/>
      <text:p text:style-name="P5"><text:span text:style-name="Source_20_Text"><text:span text:style-name="T3">.exampleList{</text:span></text:span></text:p>
      <text:p text:style-name="P5"><text:span text:style-name="Source_20_Text"><text:span text:style-name="T3"><text:s text:c="4"/>list-style: none;</text:span></text:span></text:p>
      <text:p text:style-name="P5"><text:span text:style-name="Source_20_Text"><text:span text:style-name="T3"><text:s text:c="4"/>display: flex;</text:span></text:span></text:p>
      <text:p text:style-name="P5"><text:span text:style-name="Source_20_Text"><text:span text:style-name="T3"><text:s text:c="4"/>flex-direction: column;</text:span></text:span></text:p>
      <text:p text:style-name="P5"><text:span text:style-name="Source_20_Text"><text:span text:style-name="T3"><text:s text:c="4"/>gap: 2rem;</text:span></text:span></text:p>
      <text:p text:style-name="P5"><text:span text:style-name="Source_20_Text"><text:span text:style-name="T3">}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9"><text:soft-page-break/><text:span text:style-name="T1">A principal mudança acontece quando importamos o arquivo de módulo em um componente React e, como aplicamos o </text:span><text:span text:style-name="Source_20_Text"><text:span text:style-name="T2">className</text:span></text:span><text:span text:style-name="T1"> aos componentes e elementos HTML.</text:span></text:p>
      <text:p text:style-name="P5"><text:span text:style-name="Source_20_Text"><text:span text:style-name="T3">import styles from './style.module.css';</text:span></text:span></text:p>
      <text:p text:style-name="P6"/>
      <text:p text:style-name="P5"><text:span text:style-name="Source_20_Text"><text:span text:style-name="T3">export const ExampleList = () =&gt; {</text:span></text:span></text:p>
      <text:p text:style-name="P5"><text:span text:style-name="Source_20_Text"><text:span text:style-name="T3"><text:s text:c="4"/>return(</text:span></text:span></text:p>
      <text:p text:style-name="P5"><text:span text:style-name="Source_20_Text"><text:span text:style-name="T3"><text:s text:c="8"/>&lt;ul className={styles.exampleList}&gt;</text:span></text:span></text:p>
      <text:p text:style-name="P5"><text:span text:style-name="Source_20_Text"><text:span text:style-name="T3"><text:s text:c="12"/>&lt;li&gt;Tema 1&lt;/li&gt;</text:span></text:span></text:p>
      <text:p text:style-name="P5"><text:span text:style-name="Source_20_Text"><text:span text:style-name="T3"><text:s text:c="12"/>&lt;li&gt;Tema 2&lt;/li&gt;</text:span></text:span></text:p>
      <text:p text:style-name="P5"><text:span text:style-name="Source_20_Text"><text:span text:style-name="T3"><text:s text:c="12"/>&lt;li&gt;Tema 3&lt;/li&gt;</text:span></text:span></text:p>
      <text:p text:style-name="P5"><text:span text:style-name="Source_20_Text"><text:span text:style-name="T3"><text:s text:c="8"/>&lt;/ul&gt;</text:span></text:span></text:p>
      <text:p text:style-name="P5"><text:span text:style-name="Source_20_Text"><text:span text:style-name="T3"><text:s text:c="4"/>)</text:span></text:span></text:p>
      <text:p text:style-name="P4"><text:span text:style-name="Source_20_Text"><text:span text:style-name="T3">}</text:span></text:span></text:p>
      <text:h text:style-name="P3" text:outline-level="3"><text:bookmark text:name="nomenclatura-única-para-as-classes"/>Nomenclatura única para as classes</text:h>
      <text:p text:style-name="P10"/>
      <text:p text:style-name="P9"><text:span text:style-name="T1">Diferente do arquivo </text:span><text:span text:style-name="Source_20_Text"><text:span text:style-name="T2">style.css</text:span></text:span><text:span text:style-name="T1"> comum, ao inspecionarmos nossos elementos no navegador por meio do DevTools, vamos perceber que, na renderização, as classes são nomeadas de maneira diferente ao que está presente no arquivo </text:span><text:span text:style-name="Source_20_Text"><text:span text:style-name="T2">.module.css</text:span></text:span><text:span text:style-name="T1">, adicionando uma combinação única de caracteres. Essa combinação modulariza o CSS evitando que o mesmo “vaze” para outros pontos indesejados da aplicação.</text:span></text:p>
      <text:p text:style-name="P9"><text:span text:style-name="T1"/></text:p>
      <text:h text:style-name="P3" text:outline-level="3"><text:bookmark text:name="conclusão"/>Conclusão</text:h>
      <text:p text:style-name="P10"/>
      <text:p text:style-name="P10">Nesta aula, aprendemos sobre o CSS Modules e como esse recurso pode auxiliar na criação de estilos escaláveis. Agora, para solidificar esse conceito, será extremamente benéfico aplicá-lo nas atividades e entregas presentes no conteúdo. Desejo a você bons estudos!</text:p>
      <text:p text:style-name="P10"/>
      <text:p text:style-name="P10"/>
      <text:p text:style-name="P10"><text:soft-page-break/></text:p>
      <text:p text:style-name="P10"/>
      <text:p text:style-name="P12">Resumo dos meus estudos:</text:p>
      <text:p text:style-name="P12"/>
      <text:p text:style-name="P12">Um dos problemas mais encontrados no react com suas estilizações é a divergência dos nomes de class e ids que quando importados diretamente acabam aplicando globalmente nos arquivos, causando uma sobreescrição dos estilos já aplicados em seus elementos. </text:p>
      <text:p text:style-name="P12">Para resolver esse problema vamos utilizar o novo modo de aplicação de estilos: css modules.</text:p>
      <text:p text:style-name="P12"/>
      <text:p text:style-name="P5"><text:span text:style-name="Source_20_Text"><text:span text:style-name="T3">Import style from “./global.css”</text:span></text:span></text:p>
      <text:p text:style-name="P5"><text:span text:style-name="Source_20_Text"><text:span text:style-name="T3"/></text:span></text:p>
      <text:p text:style-name="P5"><text:span text:style-name="Source_20_Text"><text:span text:style-name="T3">&lt;h1 className={style.title}&gt; título 1 &lt;/h1&gt;</text:span></text:span></text:p>
      <text:p text:style-name="P13"/>
      <text:p text:style-name="P12">style &gt; nome da importação do css.</text:p>
      <text:p text:style-name="P12">title &gt; nome da class para aplicar.</text:p>
      <text:p text:style-name="P12"/>
      <text:p text:style-name="P12">OBS: evitar utilizar o método BEM, facilitando o entendimento dos arquiv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9:02:11.835935203</meta:creation-date>
    <dc:date>2024-03-12T09:11:47.371882788</dc:date>
    <meta:editing-duration>PT9M35S</meta:editing-duration>
    <meta:editing-cycles>1</meta:editing-cycles>
    <meta:document-statistic meta:table-count="0" meta:image-count="0" meta:object-count="0" meta:page-count="3" meta:paragraph-count="37" meta:word-count="357" meta:character-count="2422" meta:non-whitespace-character-count="2024"/>
    <meta:generator>LibreOffice/24.2.0.3$Linux_X86_64 LibreOffice_project/da48488a73ddd66ea24cf16bbc4f7b9c08e9bea1</meta:generator>
  </office:meta>
</office:document-meta>
</file>